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08d" officeooo:paragraph-rsid="001a808d"/>
    </style:style>
    <style:style style:name="P2" style:family="paragraph" style:parent-style-name="Standard">
      <style:text-properties officeooo:rsid="001a808d" officeooo:paragraph-rsid="001be8db"/>
    </style:style>
    <style:style style:name="P3" style:family="paragraph" style:parent-style-name="Standard">
      <style:text-properties officeooo:rsid="001be8db" officeooo:paragraph-rsid="001be8db"/>
    </style:style>
    <style:style style:name="P4" style:family="paragraph" style:parent-style-name="Standard">
      <style:text-properties officeooo:rsid="001d9820" officeooo:paragraph-rsid="001d9820"/>
    </style:style>
    <style:style style:name="P5" style:family="paragraph" style:parent-style-name="Standard">
      <style:text-properties officeooo:rsid="001f1571" officeooo:paragraph-rsid="001f1571"/>
    </style:style>
    <style:style style:name="P6" style:family="paragraph" style:parent-style-name="Standard">
      <style:text-properties officeooo:rsid="0020e160" officeooo:paragraph-rsid="0020e160"/>
    </style:style>
    <style:style style:name="P7" style:family="paragraph" style:parent-style-name="Standard">
      <style:text-properties officeooo:rsid="002297c5" officeooo:paragraph-rsid="002297c5"/>
    </style:style>
    <style:style style:name="P8" style:family="paragraph" style:parent-style-name="Standard">
      <style:text-properties officeooo:rsid="0022d14b" officeooo:paragraph-rsid="0022d14b"/>
    </style:style>
    <style:style style:name="P9" style:family="paragraph" style:parent-style-name="Standard">
      <style:text-properties officeooo:rsid="0023b20d" officeooo:paragraph-rsid="0023b20d"/>
    </style:style>
    <style:style style:name="P10" style:family="paragraph" style:parent-style-name="Standard">
      <style:text-properties officeooo:rsid="0027fe1b" officeooo:paragraph-rsid="0027fe1b"/>
    </style:style>
    <style:style style:name="P11" style:family="paragraph" style:parent-style-name="Standard">
      <style:text-properties officeooo:rsid="00295f57" officeooo:paragraph-rsid="00295f57"/>
    </style:style>
    <style:style style:name="T1" style:family="text">
      <style:text-properties officeooo:rsid="00295f57"/>
    </style:style>
    <style:style style:name="T2" style:family="text">
      <style:text-properties officeooo:rsid="002f3e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name start 18:00</text:p>
      <text:p text:style-name="P1"/>
      <text:p text:style-name="P1">Nadenken over hoe de applicatie werkt</text:p>
      <text:p text:style-name="P1"/>
      <text:p text:style-name="P2">Een sequentiediagram geeft meer aan hoe iets werkt</text:p>
      <text:p text:style-name="P2"/>
      <text:p text:style-name="P3">Backend development.</text:p>
      <text:p text:style-name="P3">Webserver (Tomcat)</text:p>
      <text:p text:style-name="P3">Programming (language Java)</text:p>
      <text:p text:style-name="P3">Web Framework <text:s/>(Spring boot)</text:p>
      <text:p text:style-name="P3">Database</text:p>
      <text:p text:style-name="P2"/>
      <text:p text:style-name="P3">18:00 uitleg webservice terugluisteren.</text:p>
      <text:p text:style-name="P3"/>
      <text:p text:style-name="P3">Voorbeeld openweathermap.org</text:p>
      <text:p text:style-name="P3"><text:a xlink:type="simple" xlink:href="https://api.openweathermap.org/data/2.5/weather?q=madrid&amp;appid=d1526a9039658a6f76950cff21823aff&amp;units=metric&amp;mode=json" text:style-name="Internet_20_link" text:visited-style-name="Visited_20_Internet_20_Link">https://api.openweathermap.org/data/2.5/weather?q=madrid&amp;appid=d1526a9039658a6f76950cff21823aff&amp;units=metric&amp;mode=json</text:a></text:p>
      <text:p text:style-name="P3"/>
      <text:p text:style-name="P3">json terug</text:p>
      <text:p text:style-name="P4">(mode=xml geeft xml terug)</text:p>
      <text:p text:style-name="P4"/>
      <text:p text:style-name="P4">gegevens kunnen ophalen en gegevens kunnen versturen.</text:p>
      <text:p text:style-name="P4"/>
      <text:p text:style-name="P5">18:30</text:p>
      <text:p text:style-name="P5">Via de inspectie kan je op het tabblad netwerk de statuscode en de methode zien.</text:p>
      <text:p text:style-name="P5"/>
      <text:p text:style-name="P5">Firefox inspect headers bekijken.</text:p>
      <text:p text:style-name="P5"/>
      <text:p text:style-name="P6">18:44 uitleg RESTful API (slide 9)</text:p>
      <text:p text:style-name="P6"/>
      <text:p text:style-name="P6">Ander paket gebruiken postman als client</text:p>
      <text:p text:style-name="P6"/>
      <text:p text:style-name="P6"/>
      <text:p text:style-name="P6">slide 12 18:47 statuscodes voor je eindopdracht.</text:p>
      <text:p text:style-name="P6"/>
      <text:p text:style-name="P7">Demo applicatie 19:01</text:p>
      <text:p text:style-name="P7"/>
      <text:p text:style-name="P8">initilizr</text:p>
      <text:p text:style-name="P8">maven</text:p>
      <text:p text:style-name="P8">java</text:p>
      <text:p text:style-name="P8">2,5,6</text:p>
      <text:p text:style-name="P8">packaging jar</text:p>
      <text:p text:style-name="P8">versie 11 LTS</text:p>
      <text:p text:style-name="P8"/>
      <text:p text:style-name="P8">dependencies</text:p>
      <text:p text:style-name="P8">4</text:p>
      <text:p text:style-name="P8">spring web</text:p>
      <text:p text:style-name="P8">database dependensies</text:p>
      <text:p text:style-name="P8">security dependencies</text:p>
      <text:p text:style-name="P10">Testing</text:p>
      <text:p text:style-name="P10"/>
      <text:p text:style-name="P9">19:55 opstarten springboot aplicatie.</text:p>
      <text:p text:style-name="P11"><text:soft-page-break/>Tech it Easy opdracht 1</text:p>
      <text:p text:style-name="P10"/>
      <text:p text:style-name="P10">Spring Web <text:span text:style-name="T1">(Web)</text:span></text:p>
      <text:p text:style-name="P11">Spring Security (Security)</text:p>
      <text:p text:style-name="P11">PostgresSQL Driver (SQL)</text:p>
      <text:p text:style-name="P11">Spring Rest Docs (Testing)</text:p>
      <text:p text:style-name="P11"/>
      <text:p text:style-name="P11">mapstructuur <text:span text:style-name="T2">(persoonlijke conventie namen in meervoud wel met kleine letters)</text:span></text:p>
      <text:p text:style-name="P11">controller<text:span text:style-name="T2">s</text:span></text:p>
      <text:p text:style-name="P11">dto</text:p>
      <text:p text:style-name="P11">exception<text:span text:style-name="T2">s</text:span></text:p>
      <text:p text:style-name="P11">model</text:p>
      <text:p text:style-name="P11">payload</text:p>
      <text:p text:style-name="P11">repository</text:p>
      <text:p text:style-name="P11">security</text:p>
      <text:p text:style-name="P11">service</text:p>
      <text:p text:style-name="P6"/>
      <text:p text:style-name="P9"/>
      <text:p text:style-name="P9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8:01:13.396955906</meta:creation-date>
    <dc:date>2021-11-02T11:11:13.988729445</dc:date>
    <meta:editing-duration>PT2H10M2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149" meta:character-count="1153" meta:non-whitespace-character-count="1051"/>
  </office:meta>
</office:document-meta>
</file>